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language="el" fo:country="GR"/>
    </style:style>
    <style:style style:name="P2" style:parent-style-name="Standard" style:family="paragraph">
      <style:text-properties fo:language="el" fo:country="GR"/>
    </style:style>
    <style:style style:name="P3" style:parent-style-name="Standard" style:family="paragraph">
      <style:text-properties fo:language="el" fo:country="GR"/>
    </style:style>
    <style:style style:name="P4" style:parent-style-name="Standard" style:family="paragraph">
      <style:text-properties fo:language="el" fo:country="GR"/>
    </style:style>
    <style:style style:name="T5" style:parent-style-name="Προεπιλεγμένηγραμματοσειρά" style:family="text">
      <style:text-properties fo:language="el" fo:country="GR"/>
    </style:style>
    <style:style style:name="T6" style:parent-style-name="Προεπιλεγμένηγραμματοσειρά" style:family="text">
      <style:text-properties fo:language="el" fo:country="GR"/>
    </style:style>
    <style:style style:name="T7" style:parent-style-name="Προεπιλεγμένηγραμματοσειρά" style:family="text">
      <style:text-properties fo:language="el" fo:country="GR"/>
    </style:style>
    <style:style style:name="T8" style:parent-style-name="Προεπιλεγμένηγραμματοσειρά" style:family="text">
      <style:text-properties fo:language="el" fo:country="GR"/>
    </style:style>
    <style:style style:name="T9" style:parent-style-name="Προεπιλεγμένηγραμματοσειρά" style:family="text">
      <style:text-properties fo:language="el" fo:country="GR"/>
    </style:style>
    <style:style style:name="T10" style:parent-style-name="Προεπιλεγμένηγραμματοσειρά" style:family="text">
      <style:text-properties fo:language="el" fo:country="GR"/>
    </style:style>
    <style:style style:name="T11" style:parent-style-name="Προεπιλεγμένηγραμματοσειρά" style:family="text">
      <style:text-properties fo:language="el" fo:country="GR"/>
    </style:style>
    <style:style style:name="T12" style:parent-style-name="Προεπιλεγμένηγραμματοσειρά" style:family="text">
      <style:text-properties fo:language="el" fo:country="GR"/>
    </style:style>
    <style:style style:name="P13" style:parent-style-name="Standard" style:family="paragraph">
      <style:text-properties fo:language="el" fo:country="GR"/>
    </style:style>
    <style:style style:name="T14" style:parent-style-name="Προεπιλεγμένηγραμματοσειρά" style:family="text">
      <style:text-properties fo:language="el" fo:country="GR"/>
    </style:style>
    <style:style style:name="T15" style:parent-style-name="Προεπιλεγμένηγραμματοσειρά" style:family="text">
      <style:text-properties fo:language="el" fo:country="GR"/>
    </style:style>
    <style:style style:name="T16" style:parent-style-name="Προεπιλεγμένηγραμματοσειρά" style:family="text">
      <style:text-properties fo:language="el" fo:country="GR"/>
    </style:style>
    <style:style style:name="T17" style:parent-style-name="Προεπιλεγμένηγραμματοσειρά" style:family="text">
      <style:text-properties fo:language="el" fo:country="GR"/>
    </style:style>
    <style:style style:name="T18" style:parent-style-name="Προεπιλεγμένηγραμματοσειρά" style:family="text">
      <style:text-properties fo:language="el" fo:country="GR"/>
    </style:style>
    <style:style style:name="T19" style:parent-style-name="Προεπιλεγμένηγραμματοσειρά" style:family="text">
      <style:text-properties fo:language="el" fo:country="GR"/>
    </style:style>
    <style:style style:name="T20" style:parent-style-name="Προεπιλεγμένηγραμματοσειρά" style:family="text">
      <style:text-properties fo:language="el" fo:country="GR"/>
    </style:style>
    <style:style style:name="T21" style:parent-style-name="Προεπιλεγμένηγραμματοσειρά" style:family="text">
      <style:text-properties fo:language="el" fo:country="GR"/>
    </style:style>
    <style:style style:name="T22" style:parent-style-name="Προεπιλεγμένηγραμματοσειρά" style:family="text">
      <style:text-properties fo:language="el" fo:country="GR"/>
    </style:style>
    <style:style style:name="T23" style:parent-style-name="Προεπιλεγμένηγραμματοσειρά" style:family="text">
      <style:text-properties fo:language="el" fo:country="GR"/>
    </style:style>
    <style:style style:name="T24" style:parent-style-name="Προεπιλεγμένηγραμματοσειρά" style:family="text">
      <style:text-properties fo:language="el" fo:country="GR"/>
    </style:style>
    <style:style style:name="T25" style:parent-style-name="Προεπιλεγμένηγραμματοσειρά" style:family="text">
      <style:text-properties fo:language="el" fo:country="GR"/>
    </style:style>
    <style:style style:name="T26" style:parent-style-name="Προεπιλεγμένηγραμματοσειρά" style:family="text">
      <style:text-properties fo:language="el" fo:country="GR"/>
    </style:style>
    <style:style style:name="T27" style:parent-style-name="Προεπιλεγμένηγραμματοσειρά" style:family="text">
      <style:text-properties fo:language="el" fo:country="GR"/>
    </style:style>
    <style:style style:name="T28" style:parent-style-name="Προεπιλεγμένηγραμματοσειρά" style:family="text">
      <style:text-properties fo:language="el" fo:country="GR"/>
    </style:style>
    <style:style style:name="T29" style:parent-style-name="Προεπιλεγμένηγραμματοσειρά" style:family="text">
      <style:text-properties fo:language="el" fo:country="GR"/>
    </style:style>
    <style:style style:name="T30" style:parent-style-name="Προεπιλεγμένηγραμματοσειρά" style:family="text">
      <style:text-properties fo:language="el" fo:country="GR"/>
    </style:style>
    <style:style style:name="T31" style:parent-style-name="Προεπιλεγμένηγραμματοσειρά" style:family="text">
      <style:text-properties fo:language="el" fo:country="GR"/>
    </style:style>
    <style:style style:name="T32" style:parent-style-name="Προεπιλεγμένηγραμματοσειρά" style:family="text">
      <style:text-properties fo:language="el" fo:country="GR"/>
    </style:style>
    <style:style style:name="T33" style:parent-style-name="Προεπιλεγμένηγραμματοσειρά" style:family="text">
      <style:text-properties fo:language="el" fo:country="GR"/>
    </style:style>
    <style:style style:name="T34" style:parent-style-name="Προεπιλεγμένηγραμματοσειρά" style:family="text">
      <style:text-properties fo:language="el" fo:country="GR"/>
    </style:style>
    <style:style style:name="T35" style:parent-style-name="Προεπιλεγμένηγραμματοσειρά" style:family="text">
      <style:text-properties fo:language="el" fo:country="GR"/>
    </style:style>
    <style:style style:name="T36" style:parent-style-name="Προεπιλεγμένηγραμματοσειρά" style:family="text">
      <style:text-properties fo:language="el" fo:country="GR"/>
    </style:style>
    <style:style style:name="T37" style:parent-style-name="Προεπιλεγμένηγραμματοσειρά" style:family="text">
      <style:text-properties fo:language="el" fo:country="GR"/>
    </style:style>
    <style:style style:name="T38" style:parent-style-name="Προεπιλεγμένηγραμματοσειρά" style:family="text">
      <style:text-properties fo:language="el" fo:country="GR"/>
    </style:style>
    <style:style style:name="P39" style:parent-style-name="Standard" style:family="paragraph">
      <style:text-properties fo:language="el" fo:country="GR"/>
    </style:style>
    <style:style style:name="P40" style:parent-style-name="Standard" style:family="paragraph">
      <style:text-properties fo:language="el" fo:country="GR"/>
    </style:style>
    <style:style style:name="T41" style:parent-style-name="Προεπιλεγμένηγραμματοσειρά" style:family="text">
      <style:text-properties fo:language="el" fo:country="GR"/>
    </style:style>
    <style:style style:name="T42" style:parent-style-name="Προεπιλεγμένηγραμματοσειρά" style:family="text">
      <style:text-properties fo:language="el" fo:country="GR"/>
    </style:style>
    <style:style style:name="T43" style:parent-style-name="Προεπιλεγμένηγραμματοσειρά" style:family="text">
      <style:text-properties fo:language="el" fo:country="GR"/>
    </style:style>
    <style:style style:name="T44" style:parent-style-name="Προεπιλεγμένηγραμματοσειρά" style:family="text">
      <style:text-properties fo:language="el" fo:country="GR"/>
    </style:style>
    <style:style style:name="T45" style:parent-style-name="Προεπιλεγμένηγραμματοσειρά" style:family="text">
      <style:text-properties fo:language="el" fo:country="GR"/>
    </style:style>
    <style:style style:name="T46" style:parent-style-name="Προεπιλεγμένηγραμματοσειρά" style:family="text">
      <style:text-properties fo:language="el" fo:country="GR"/>
    </style:style>
    <style:style style:name="T47" style:parent-style-name="Προεπιλεγμένηγραμματοσειρά" style:family="text">
      <style:text-properties fo:language="el" fo:country="GR"/>
    </style:style>
    <style:style style:name="T48" style:parent-style-name="Προεπιλεγμένηγραμματοσειρά" style:family="text">
      <style:text-properties fo:language="el" fo:country="GR"/>
    </style:style>
    <style:style style:name="T49" style:parent-style-name="Προεπιλεγμένηγραμματοσειρά" style:family="text">
      <style:text-properties fo:language="el" fo:country="GR"/>
    </style:style>
    <style:style style:name="T50" style:parent-style-name="Προεπιλεγμένηγραμματοσειρά" style:family="text">
      <style:text-properties fo:language="el" fo:country="GR"/>
    </style:style>
    <style:style style:name="T51" style:parent-style-name="Προεπιλεγμένηγραμματοσειρά" style:family="text">
      <style:text-properties fo:language="el" fo:country="GR"/>
    </style:style>
    <style:style style:name="T52" style:parent-style-name="Προεπιλεγμένηγραμματοσειρά" style:family="text">
      <style:text-properties fo:language="el" fo:country="GR"/>
    </style:style>
    <style:style style:name="T53" style:parent-style-name="Προεπιλεγμένηγραμματοσειρά" style:family="text">
      <style:text-properties fo:language="el" fo:country="GR"/>
    </style:style>
    <style:style style:name="T54" style:parent-style-name="Προεπιλεγμένηγραμματοσειρά" style:family="text">
      <style:text-properties fo:language="el" fo:country="GR"/>
    </style:style>
    <style:style style:name="T55" style:parent-style-name="Προεπιλεγμένηγραμματοσειρά" style:family="text">
      <style:text-properties fo:language="el" fo:country="GR"/>
    </style:style>
    <style:style style:name="T56" style:parent-style-name="Προεπιλεγμένηγραμματοσειρά" style:family="text">
      <style:text-properties fo:language="el" fo:country="GR"/>
    </style:style>
    <style:style style:name="T57" style:parent-style-name="Προεπιλεγμένηγραμματοσειρά" style:family="text">
      <style:text-properties fo:language="el" fo:country="GR"/>
    </style:style>
    <style:style style:name="T58" style:parent-style-name="Προεπιλεγμένηγραμματοσειρά" style:family="text">
      <style:text-properties fo:language="el" fo:country="GR"/>
    </style:style>
    <style:style style:name="P59" style:parent-style-name="Standard" style:family="paragraph">
      <style:text-properties fo:language="el" fo:country="GR"/>
    </style:style>
    <style:style style:name="P60" style:parent-style-name="Standard" style:family="paragraph">
      <style:text-properties fo:language="el" fo:country="GR"/>
    </style:style>
    <style:style style:name="T61" style:parent-style-name="Προεπιλεγμένηγραμματοσειρά" style:family="text">
      <style:text-properties fo:language="el" fo:country="GR"/>
    </style:style>
    <style:style style:name="T62" style:parent-style-name="Προεπιλεγμένηγραμματοσειρά" style:family="text">
      <style:text-properties fo:language="el" fo:country="GR"/>
    </style:style>
    <style:style style:name="T63" style:parent-style-name="Προεπιλεγμένηγραμματοσειρά" style:family="text">
      <style:text-properties fo:language="el" fo:country="GR"/>
    </style:style>
    <style:style style:name="T64" style:parent-style-name="Προεπιλεγμένηγραμματοσειρά" style:family="text">
      <style:text-properties fo:language="el" fo:country="GR"/>
    </style:style>
    <style:style style:name="T65" style:parent-style-name="Προεπιλεγμένηγραμματοσειρά" style:family="text">
      <style:text-properties fo:language="el" fo:country="GR"/>
    </style:style>
    <style:style style:name="T66" style:parent-style-name="Προεπιλεγμένηγραμματοσειρά" style:family="text">
      <style:text-properties fo:language="el" fo:country="GR"/>
    </style:style>
    <style:style style:name="T67" style:parent-style-name="Προεπιλεγμένηγραμματοσειρά" style:family="text">
      <style:text-properties fo:language="el" fo:country="GR"/>
    </style:style>
    <style:style style:name="T68" style:parent-style-name="Προεπιλεγμένηγραμματοσειρά" style:family="text">
      <style:text-properties fo:language="el" fo:country="GR"/>
    </style:style>
    <style:style style:name="T69" style:parent-style-name="Προεπιλεγμένηγραμματοσειρά" style:family="text">
      <style:text-properties fo:language="el" fo:country="GR"/>
    </style:style>
    <style:style style:name="T70" style:parent-style-name="Προεπιλεγμένηγραμματοσειρά" style:family="text">
      <style:text-properties fo:language="el" fo:country="GR"/>
    </style:style>
    <style:style style:name="T71" style:parent-style-name="Προεπιλεγμένηγραμματοσειρά" style:family="text">
      <style:text-properties fo:language="el" fo:country="GR"/>
    </style:style>
    <style:style style:name="T72" style:parent-style-name="Προεπιλεγμένηγραμματοσειρά" style:family="text">
      <style:text-properties fo:language="el" fo:country="GR"/>
    </style:style>
    <style:style style:name="T73" style:parent-style-name="Προεπιλεγμένηγραμματοσειρά" style:family="text">
      <style:text-properties fo:language="el" fo:country="GR"/>
    </style:style>
    <style:style style:name="T74" style:parent-style-name="Προεπιλεγμένηγραμματοσειρά" style:family="text">
      <style:text-properties fo:language="el" fo:country="GR"/>
    </style:style>
    <style:style style:name="T75" style:parent-style-name="Προεπιλεγμένηγραμματοσειρά" style:family="text">
      <style:text-properties fo:language="el" fo:country="GR"/>
    </style:style>
    <style:style style:name="P76" style:parent-style-name="Standard" style:family="paragraph">
      <style:text-properties fo:language="el" fo:country="GR"/>
    </style:style>
    <style:style style:name="P77" style:parent-style-name="Standard" style:family="paragraph">
      <style:text-properties fo:language="el" fo:country="GR"/>
    </style:style>
    <style:style style:name="P78" style:parent-style-name="Standard" style:family="paragraph">
      <style:text-properties fo:language="el" fo:country="GR"/>
    </style:style>
    <style:style style:name="T79" style:parent-style-name="Προεπιλεγμένηγραμματοσειρά" style:family="text">
      <style:text-properties fo:language="el" fo:country="GR"/>
    </style:style>
    <style:style style:name="T80" style:parent-style-name="Προεπιλεγμένηγραμματοσειρά" style:family="text">
      <style:text-properties fo:language="el" fo:country="GR"/>
    </style:style>
    <style:style style:name="T81" style:parent-style-name="Προεπιλεγμένηγραμματοσειρά" style:family="text">
      <style:text-properties fo:language="el" fo:country="GR"/>
    </style:style>
    <style:style style:name="T82" style:parent-style-name="Προεπιλεγμένηγραμματοσειρά" style:family="text">
      <style:text-properties fo:language="el" fo:country="GR"/>
    </style:style>
    <style:style style:name="T83" style:parent-style-name="Προεπιλεγμένηγραμματοσειρά" style:family="text">
      <style:text-properties fo:language="el" fo:country="GR"/>
    </style:style>
    <style:style style:name="T84" style:parent-style-name="Προεπιλεγμένηγραμματοσειρά" style:family="text">
      <style:text-properties fo:language="el" fo:country="GR"/>
    </style:style>
    <style:style style:name="T85" style:parent-style-name="Προεπιλεγμένηγραμματοσειρά" style:family="text">
      <style:text-properties fo:language="el" fo:country="GR"/>
    </style:style>
    <style:style style:name="T86" style:parent-style-name="Προεπιλεγμένηγραμματοσειρά" style:family="text">
      <style:text-properties fo:language="el" fo:country="GR"/>
    </style:style>
    <style:style style:name="T87" style:parent-style-name="Προεπιλεγμένηγραμματοσειρά" style:family="text">
      <style:text-properties fo:font-style="italic" style:font-style-asian="italic" style:font-style-complex="italic" fo:language="el" fo:country="GR"/>
    </style:style>
    <style:style style:name="P88" style:parent-style-name="Standard" style:family="paragraph">
      <style:text-properties fo:language="el" fo:country="GR"/>
    </style:style>
    <style:style style:name="T89" style:parent-style-name="Προεπιλεγμένηγραμματοσειρά" style:family="text">
      <style:text-properties fo:language="el" fo:country="GR"/>
    </style:style>
    <style:style style:name="T90" style:parent-style-name="Προεπιλεγμένηγραμματοσειρά" style:family="text">
      <style:text-properties fo:language="el" fo:country="GR"/>
    </style:style>
    <style:style style:name="T91" style:parent-style-name="Προεπιλεγμένηγραμματοσειρά" style:family="text">
      <style:text-properties fo:language="el" fo:country="GR"/>
    </style:style>
    <style:style style:name="T92" style:parent-style-name="Προεπιλεγμένηγραμματοσειρά" style:family="text">
      <style:text-properties fo:language="el" fo:country="GR"/>
    </style:style>
    <style:style style:name="T93" style:parent-style-name="Προεπιλεγμένηγραμματοσειρά" style:family="text">
      <style:text-properties fo:language="el" fo:country="GR"/>
    </style:style>
    <style:style style:name="T94" style:parent-style-name="Προεπιλεγμένηγραμματοσειρά" style:family="text">
      <style:text-properties fo:language="el" fo:country="GR"/>
    </style:style>
    <style:style style:name="T95" style:parent-style-name="Προεπιλεγμένηγραμματοσειρά" style:family="text">
      <style:text-properties fo:language="el" fo:country="GR"/>
    </style:style>
    <style:style style:name="T96" style:parent-style-name="Προεπιλεγμένηγραμματοσειρά" style:family="text">
      <style:text-properties fo:font-style="italic" style:font-style-asian="italic" style:font-style-complex="italic" fo:language="el" fo:country="GR"/>
    </style:style>
    <style:style style:name="T97" style:parent-style-name="Προεπιλεγμένηγραμματοσειρά" style:family="text">
      <style:text-properties fo:font-style="italic" style:font-style-asian="italic" style:font-style-complex="italic"/>
    </style:style>
    <style:style style:name="T98" style:parent-style-name="Προεπιλεγμένηγραμματοσειρά" style:family="text">
      <style:text-properties fo:font-style="italic" style:font-style-asian="italic" style:font-style-complex="italic" fo:language="el" fo:country="GR"/>
    </style:style>
    <style:style style:name="T99" style:parent-style-name="Προεπιλεγμένηγραμματοσειρά" style:family="text">
      <style:text-properties fo:font-style="italic" style:font-style-asian="italic" style:font-style-complex="italic" fo:language="el" fo:country="GR"/>
    </style:style>
    <style:style style:name="T100" style:parent-style-name="Προεπιλεγμένηγραμματοσειρά" style:family="text">
      <style:text-properties fo:language="el" fo:country="GR"/>
    </style:style>
    <style:style style:name="T101" style:parent-style-name="Προεπιλεγμένηγραμματοσειρά" style:family="text">
      <style:text-properties fo:font-style="italic" style:font-style-asian="italic" style:font-style-complex="italic" fo:language="el" fo:country="GR"/>
    </style:style>
    <style:style style:name="P102" style:parent-style-name="Standard" style:family="paragraph">
      <style:text-properties fo:language="el" fo:country="GR"/>
    </style:style>
    <style:style style:name="T103" style:parent-style-name="Προεπιλεγμένηγραμματοσειρά" style:family="text">
      <style:text-properties fo:language="el" fo:country="GR"/>
    </style:style>
    <style:style style:name="T104" style:parent-style-name="Προεπιλεγμένηγραμματοσειρά" style:family="text">
      <style:text-properties fo:language="el" fo:country="GR"/>
    </style:style>
    <style:style style:name="T105" style:parent-style-name="Προεπιλεγμένηγραμματοσειρά" style:family="text">
      <style:text-properties fo:language="el" fo:country="GR"/>
    </style:style>
    <style:style style:name="T106" style:parent-style-name="Προεπιλεγμένηγραμματοσειρά" style:family="text">
      <style:text-properties fo:language="el" fo:country="GR"/>
    </style:style>
    <style:style style:name="T107" style:parent-style-name="Προεπιλεγμένηγραμματοσειρά" style:family="text">
      <style:text-properties fo:language="el" fo:country="GR"/>
    </style:style>
    <style:style style:name="T108" style:parent-style-name="Προεπιλεγμένηγραμματοσειρά" style:family="text">
      <style:text-properties fo:language="el" fo:country="GR"/>
    </style:style>
    <style:style style:name="T109" style:parent-style-name="Προεπιλεγμένηγραμματοσειρά" style:family="text">
      <style:text-properties fo:language="el" fo:country="GR"/>
    </style:style>
    <style:style style:name="T110" style:parent-style-name="Προεπιλεγμένηγραμματοσειρά" style:family="text">
      <style:text-properties fo:font-style="italic" style:font-style-asian="italic" style:font-style-complex="italic" fo:language="el" fo:country="GR"/>
    </style:style>
    <style:style style:name="T111" style:parent-style-name="Προεπιλεγμένηγραμματοσειρά" style:family="text">
      <style:text-properties fo:font-style="italic" style:font-style-asian="italic" style:font-style-complex="italic"/>
    </style:style>
    <style:style style:name="T112" style:parent-style-name="Προεπιλεγμένηγραμματοσειρά" style:family="text">
      <style:text-properties fo:font-style="italic" style:font-style-asian="italic" style:font-style-complex="italic" fo:language="el" fo:country="GR"/>
    </style:style>
    <style:style style:name="T113" style:parent-style-name="Προεπιλεγμένηγραμματοσειρά" style:family="text">
      <style:text-properties fo:font-style="italic" style:font-style-asian="italic" style:font-style-complex="italic"/>
    </style:style>
    <style:style style:name="T114" style:parent-style-name="Προεπιλεγμένηγραμματοσειρά" style:family="text">
      <style:text-properties fo:font-style="italic" style:font-style-asian="italic" style:font-style-complex="italic" fo:language="el" fo:country="GR"/>
    </style:style>
    <style:style style:name="T115" style:parent-style-name="Προεπιλεγμένηγραμματοσειρά" style:family="text">
      <style:text-properties fo:language="el" fo:country="GR"/>
    </style:style>
    <style:style style:name="T116" style:parent-style-name="Προεπιλεγμένηγραμματοσειρά" style:family="text">
      <style:text-properties fo:language="el" fo:country="GR"/>
    </style:style>
    <style:style style:name="T117" style:parent-style-name="Προεπιλεγμένηγραμματοσειρά" style:family="text">
      <style:text-properties fo:language="el" fo:country="GR"/>
    </style:style>
    <style:style style:name="T118" style:parent-style-name="Προεπιλεγμένηγραμματοσειρά" style:family="text">
      <style:text-properties fo:language="el" fo:country="GR"/>
    </style:style>
    <style:style style:name="T119" style:parent-style-name="Προεπιλεγμένηγραμματοσειρά" style:family="text">
      <style:text-properties fo:language="el" fo:country="GR"/>
    </style:style>
    <style:style style:name="T120" style:parent-style-name="Προεπιλεγμένηγραμματοσειρά" style:family="text">
      <style:text-properties fo:language="el" fo:country="GR"/>
    </style:style>
    <style:style style:name="T121" style:parent-style-name="Προεπιλεγμένηγραμματοσειρά" style:family="text">
      <style:text-properties fo:font-style="italic" style:font-style-asian="italic" style:font-style-complex="italic" fo:language="el" fo:country="GR"/>
    </style:style>
    <style:style style:name="T122" style:parent-style-name="Προεπιλεγμένηγραμματοσειρά" style:family="text">
      <style:text-properties fo:language="el" fo:country="GR"/>
    </style:style>
    <style:style style:name="T123" style:parent-style-name="Προεπιλεγμένηγραμματοσειρά" style:family="text">
      <style:text-properties fo:language="el" fo:country="GR"/>
    </style:style>
    <style:style style:name="T124" style:parent-style-name="Προεπιλεγμένηγραμματοσειρά" style:family="text">
      <style:text-properties fo:language="el" fo:country="GR"/>
    </style:style>
    <style:style style:name="T125" style:parent-style-name="Προεπιλεγμένηγραμματοσειρά" style:family="text">
      <style:text-properties fo:language="el" fo:country="GR"/>
    </style:style>
    <style:style style:name="P126" style:parent-style-name="Standard" style:family="paragraph">
      <style:text-properties fo:language="el" fo:country="GR"/>
    </style:style>
    <style:style style:name="P127" style:parent-style-name="Standard" style:family="paragraph">
      <style:text-properties fo:language="el" fo:country="GR"/>
    </style:style>
    <style:style style:name="P128" style:parent-style-name="Standard" style:family="paragraph">
      <style:text-properties fo:language="el" fo:country="GR"/>
    </style:style>
    <style:style style:name="P129" style:parent-style-name="Standard" style:family="paragraph">
      <style:text-properties fo:language="el" fo:country="GR"/>
    </style:style>
    <style:style style:name="P130" style:parent-style-name="Standard" style:family="paragraph">
      <style:text-properties fo:language="el" fo:country="GR"/>
    </style:style>
    <style:style style:name="P131" style:parent-style-name="Standard" style:family="paragraph">
      <style:text-properties fo:language="el" fo:country="GR"/>
    </style:style>
    <style:style style:name="P132" style:parent-style-name="Standard" style:family="paragraph">
      <style:text-properties fo:language="el" fo:country="GR"/>
    </style:style>
    <style:style style:name="T133" style:parent-style-name="Προεπιλεγμένηγραμματοσειρά" style:family="text">
      <style:text-properties fo:language="el" fo:country="GR"/>
    </style:style>
    <style:style style:name="T134" style:parent-style-name="Προεπιλεγμένηγραμματοσειρά" style:family="text">
      <style:text-properties fo:language="el" fo:country="GR"/>
    </style:style>
    <style:style style:name="T135" style:parent-style-name="Προεπιλεγμένηγραμματοσειρά" style:family="text">
      <style:text-properties fo:language="el" fo:country="GR"/>
    </style:style>
    <style:style style:name="T136" style:parent-style-name="Προεπιλεγμένηγραμματοσειρά" style:family="text">
      <style:text-properties fo:language="el" fo:country="GR"/>
    </style:style>
    <style:style style:name="P137" style:parent-style-name="Standard" style:family="paragraph">
      <style:text-properties fo:language="el" fo:country="GR"/>
    </style:style>
    <style:style style:name="T138" style:parent-style-name="Προεπιλεγμένηγραμματοσειρά" style:family="text">
      <style:text-properties fo:language="el" fo:country="GR"/>
    </style:style>
    <style:style style:name="T139" style:parent-style-name="Προεπιλεγμένηγραμματοσειρά" style:family="text">
      <style:text-properties fo:language="el" fo:country="GR"/>
    </style:style>
    <style:style style:name="T140" style:parent-style-name="Προεπιλεγμένηγραμματοσειρά" style:family="text">
      <style:text-properties fo:language="el" fo:country="GR"/>
    </style:style>
    <style:style style:name="T141" style:parent-style-name="Προεπιλεγμένηγραμματοσειρά" style:family="text">
      <style:text-properties fo:language="el" fo:country="GR"/>
    </style:style>
    <style:style style:name="T142" style:parent-style-name="Προεπιλεγμένηγραμματοσειρά" style:family="text">
      <style:text-properties fo:font-style="italic" style:font-style-asian="italic" style:font-style-complex="italic" fo:language="el" fo:country="GR"/>
    </style:style>
    <style:style style:name="T143" style:parent-style-name="Προεπιλεγμένηγραμματοσειρά" style:family="text">
      <style:text-properties fo:language="el" fo:country="GR"/>
    </style:style>
    <style:style style:name="T144" style:parent-style-name="Προεπιλεγμένηγραμματοσειρά" style:family="text">
      <style:text-properties style:text-underline-type="single" style:text-underline-style="solid" style:text-underline-width="auto" style:text-underline-mode="continuous" fo:language="el" fo:country="GR"/>
    </style:style>
    <style:style style:name="P145" style:parent-style-name="Standard" style:family="paragraph">
      <style:text-properties fo:language="el" fo:country="GR"/>
    </style:style>
    <style:style style:name="P146" style:parent-style-name="Standard" style:family="paragraph">
      <style:text-properties fo:language="el" fo:country="GR"/>
    </style:style>
    <style:style style:name="T147" style:parent-style-name="Προεπιλεγμένηγραμματοσειρά" style:family="text">
      <style:text-properties fo:language="el" fo:country="GR"/>
    </style:style>
    <style:style style:name="T148" style:parent-style-name="Προεπιλεγμένηγραμματοσειρά" style:family="text">
      <style:text-properties fo:language="el" fo:country="GR"/>
    </style:style>
    <style:style style:name="P149" style:parent-style-name="Standard" style:family="paragraph">
      <style:text-properties fo:language="el" fo:country="GR"/>
    </style:style>
    <style:style style:name="T150" style:parent-style-name="Προεπιλεγμένηγραμματοσειρά" style:family="text">
      <style:text-properties fo:language="el" fo:country="GR"/>
    </style:style>
    <style:style style:name="T151" style:parent-style-name="Προεπιλεγμένηγραμματοσειρά" style:family="text">
      <style:text-properties fo:language="el" fo:country="GR"/>
    </style:style>
    <style:style style:name="P152" style:parent-style-name="Standard" style:family="paragraph">
      <style:text-properties fo:language="el" fo:country="GR"/>
    </style:style>
    <style:style style:name="P153" style:parent-style-name="Standard" style:family="paragraph">
      <style:text-properties fo:language="el" fo:country="GR"/>
    </style:style>
    <style:style style:name="P154" style:parent-style-name="Standard" style:family="paragraph">
      <style:text-properties fo:language="el" fo:country="GR"/>
    </style:style>
    <style:style style:name="T155" style:parent-style-name="Προεπιλεγμένηγραμματοσειρά" style:family="text">
      <style:text-properties fo:language="el" fo:country="GR"/>
    </style:style>
    <style:style style:name="T156" style:parent-style-name="Προεπιλεγμένηγραμματοσειρά" style:family="text">
      <style:text-properties fo:language="el" fo:country="GR"/>
    </style:style>
    <style:style style:name="T157" style:parent-style-name="Προεπιλεγμένηγραμματοσειρά" style:family="text">
      <style:text-properties fo:language="el" fo:country="GR"/>
    </style:style>
    <style:style style:name="T158" style:parent-style-name="Προεπιλεγμένηγραμματοσειρά" style:family="text">
      <style:text-properties fo:language="el" fo:country="GR"/>
    </style:style>
    <style:style style:name="T159" style:parent-style-name="Προεπιλεγμένηγραμματοσειρά" style:family="text">
      <style:text-properties fo:language="el" fo:country="GR"/>
    </style:style>
    <style:style style:name="T160" style:parent-style-name="Προεπιλεγμένηγραμματοσειρά" style:family="text">
      <style:text-properties fo:language="el" fo:country="GR"/>
    </style:style>
    <style:style style:name="P161" style:parent-style-name="Standard" style:family="paragraph">
      <style:text-properties fo:language="el" fo:country="GR"/>
    </style:style>
    <style:style style:name="P162" style:parent-style-name="Standard" style:family="paragraph">
      <style:text-properties fo:language="el" fo:country="GR"/>
    </style:style>
    <style:style style:name="P163" style:parent-style-name="Standard" style:family="paragraph">
      <style:text-properties fo:language="el" fo:country="GR"/>
    </style:style>
    <style:style style:name="P164" style:parent-style-name="Standard" style:family="paragraph">
      <style:text-properties fo:language="el" fo:country="GR"/>
    </style:style>
    <style:style style:name="T165" style:parent-style-name="Προεπιλεγμένηγραμματοσειρά" style:family="text">
      <style:text-properties fo:language="el" fo:country="GR"/>
    </style:style>
    <style:style style:name="T166" style:parent-style-name="Προεπιλεγμένηγραμματοσειρά" style:family="text">
      <style:text-properties fo:language="el" fo:country="GR"/>
    </style:style>
    <style:style style:name="T167" style:parent-style-name="Προεπιλεγμένηγραμματοσειρά" style:family="text">
      <style:text-properties fo:language="el" fo:country="GR"/>
    </style:style>
    <style:style style:name="T168" style:parent-style-name="Προεπιλεγμένηγραμματοσειρά" style:family="text">
      <style:text-properties fo:language="el" fo:country="GR"/>
    </style:style>
    <style:style style:name="T169" style:parent-style-name="Προεπιλεγμένηγραμματοσειρά" style:family="text">
      <style:text-properties fo:language="el" fo:country="GR"/>
    </style:style>
    <style:style style:name="T170" style:parent-style-name="Προεπιλεγμένηγραμματοσειρά" style:family="text">
      <style:text-properties fo:language="el" fo:country="GR"/>
    </style:style>
    <style:style style:name="T171" style:parent-style-name="Προεπιλεγμένηγραμματοσειρά" style:family="text">
      <style:text-properties fo:language="el" fo:country="GR"/>
    </style:style>
    <style:style style:name="T172" style:parent-style-name="Προεπιλεγμένηγραμματοσειρά" style:family="text">
      <style:text-properties fo:language="el" fo:country="GR"/>
    </style:style>
    <style:style style:name="P173" style:parent-style-name="Standard" style:family="paragraph">
      <style:text-properties fo:language="el" fo:country="GR"/>
    </style:style>
    <style:style style:name="P174" style:parent-style-name="Standard" style:family="paragraph">
      <style:text-properties fo:language="el" fo:country="GR"/>
    </style:style>
    <style:style style:name="P175" style:parent-style-name="Standard" style:family="paragraph">
      <style:text-properties fo:language="el" fo:country="GR"/>
    </style:style>
    <style:style style:name="T176" style:parent-style-name="Προεπιλεγμένηγραμματοσειρά" style:family="text">
      <style:text-properties fo:language="el" fo:country="GR"/>
    </style:style>
    <style:style style:name="T177" style:parent-style-name="Προεπιλεγμένηγραμματοσειρά" style:family="text">
      <style:text-properties fo:language="el" fo:country="GR"/>
    </style:style>
    <style:style style:name="P178" style:parent-style-name="Standard" style:family="paragraph">
      <style:text-properties fo:language="el" fo:country="GR"/>
    </style:style>
    <style:style style:name="P179" style:parent-style-name="Standard" style:family="paragraph">
      <style:text-properties fo:language="el" fo:country="GR"/>
    </style:style>
    <style:style style:name="T180" style:parent-style-name="Προεπιλεγμένηγραμματοσειρά" style:family="text">
      <style:text-properties fo:language="el" fo:country="GR"/>
    </style:style>
    <style:style style:name="T181" style:parent-style-name="Προεπιλεγμένηγραμματοσειρά" style:family="text">
      <style:text-properties fo:language="el" fo:country="GR"/>
    </style:style>
    <style:style style:name="T182" style:parent-style-name="Προεπιλεγμένηγραμματοσειρά" style:family="text">
      <style:text-properties fo:language="el" fo:country="GR"/>
    </style:style>
    <style:style style:name="T183" style:parent-style-name="Προεπιλεγμένηγραμματοσειρά" style:family="text">
      <style:text-properties fo:language="el" fo:country="GR"/>
    </style:style>
    <style:style style:name="T184" style:parent-style-name="Προεπιλεγμένηγραμματοσειρά" style:family="text">
      <style:text-properties fo:language="el" fo:country="GR"/>
    </style:style>
    <style:style style:name="T185" style:parent-style-name="Προεπιλεγμένηγραμματοσειρά" style:family="text">
      <style:text-properties fo:language="el" fo:country="GR"/>
    </style:style>
    <style:style style:name="T186" style:parent-style-name="Προεπιλεγμένηγραμματοσειρά" style:family="text">
      <style:text-properties fo:language="el" fo:country="GR"/>
    </style:style>
    <style:style style:name="T187" style:parent-style-name="Προεπιλεγμένηγραμματοσειρά" style:family="text">
      <style:text-properties fo:language="el" fo:country="GR"/>
    </style:style>
    <style:style style:name="T188" style:parent-style-name="Προεπιλεγμένηγραμματοσειρά" style:family="text">
      <style:text-properties fo:language="el" fo:country="GR"/>
    </style:style>
    <style:style style:name="T189" style:parent-style-name="Προεπιλεγμένηγραμματοσειρά" style:family="text">
      <style:text-properties fo:language="el" fo:country="GR"/>
    </style:style>
    <style:style style:name="T190" style:parent-style-name="Προεπιλεγμένηγραμματοσειρά" style:family="text">
      <style:text-properties fo:language="el" fo:country="GR"/>
    </style:style>
    <style:style style:name="T191" style:parent-style-name="Προεπιλεγμένηγραμματοσειρά" style:family="text">
      <style:text-properties fo:language="el" fo:country="GR"/>
    </style:style>
    <style:style style:name="T192" style:parent-style-name="Προεπιλεγμένηγραμματοσειρά" style:family="text">
      <style:text-properties fo:language="el" fo:country="GR"/>
    </style:style>
    <style:style style:name="T193" style:parent-style-name="Προεπιλεγμένηγραμματοσειρά" style:family="text">
      <style:text-properties fo:language="el" fo:country="GR"/>
    </style:style>
    <style:style style:name="T194" style:parent-style-name="Προεπιλεγμένηγραμματοσειρά" style:family="text">
      <style:text-properties fo:language="el" fo:country="GR"/>
    </style:style>
    <style:style style:name="T195" style:parent-style-name="Προεπιλεγμένηγραμματοσειρά" style:family="text">
      <style:text-properties fo:language="el" fo:country="GR"/>
    </style:style>
    <style:style style:name="T196" style:parent-style-name="Προεπιλεγμένηγραμματοσειρά" style:family="text">
      <style:text-properties fo:language="el" fo:country="GR"/>
    </style:style>
    <style:style style:name="P197" style:parent-style-name="Standard" style:family="paragraph">
      <style:text-properties fo:language="el" fo:country="GR"/>
    </style:style>
    <style:style style:name="P198" style:parent-style-name="Standard" style:family="paragraph">
      <style:text-properties fo:language="el" fo:country="GR"/>
    </style:style>
    <style:style style:name="P199" style:parent-style-name="Standard" style:family="paragraph">
      <style:text-properties fo:language="el" fo:country="GR"/>
    </style:style>
    <style:style style:name="T200" style:parent-style-name="Προεπιλεγμένηγραμματοσειρά" style:family="text">
      <style:text-properties fo:language="el" fo:country="GR"/>
    </style:style>
    <style:style style:name="T201" style:parent-style-name="Προεπιλεγμένηγραμματοσειρά" style:family="text">
      <style:text-properties fo:language="el" fo:country="GR"/>
    </style:style>
    <style:style style:name="T202" style:parent-style-name="Προεπιλεγμένηγραμματοσειρά" style:family="text">
      <style:text-properties fo:language="el" fo:country="GR"/>
    </style:style>
    <style:style style:name="T203" style:parent-style-name="Προεπιλεγμένηγραμματοσειρά" style:family="text">
      <style:text-properties fo:language="el" fo:country="GR"/>
    </style:style>
    <style:style style:name="T204" style:parent-style-name="Προεπιλεγμένηγραμματοσειρά" style:family="text">
      <style:text-properties fo:language="el" fo:country="GR"/>
    </style:style>
    <style:style style:name="T205" style:parent-style-name="Προεπιλεγμένηγραμματοσειρά" style:family="text">
      <style:text-properties fo:language="el" fo:country="GR"/>
    </style:style>
    <style:style style:name="T206" style:parent-style-name="Προεπιλεγμένηγραμματοσειρά" style:family="text">
      <style:text-properties fo:language="el" fo:country="GR"/>
    </style:style>
    <style:style style:name="T207" style:parent-style-name="Προεπιλεγμένηγραμματοσειρά" style:family="text">
      <style:text-properties fo:language="el" fo:country="GR"/>
    </style:style>
    <style:style style:name="T208" style:parent-style-name="Προεπιλεγμένηγραμματοσειρά" style:family="text">
      <style:text-properties fo:language="el" fo:country="GR"/>
    </style:style>
    <style:style style:name="T209" style:parent-style-name="Προεπιλεγμένηγραμματοσειρά" style:family="text">
      <style:text-properties fo:language="el" fo:country="GR"/>
    </style:style>
    <style:style style:name="T210" style:parent-style-name="Προεπιλεγμένηγραμματοσειρά" style:family="text">
      <style:text-properties fo:language="el" fo:country="GR"/>
    </style:style>
    <style:style style:name="T211" style:parent-style-name="Προεπιλεγμένηγραμματοσειρά" style:family="text">
      <style:text-properties fo:language="el" fo:country="GR"/>
    </style:style>
    <style:style style:name="T212" style:parent-style-name="Προεπιλεγμένηγραμματοσειρά" style:family="text">
      <style:text-properties fo:language="el" fo:country="GR"/>
    </style:style>
    <style:style style:name="T213" style:parent-style-name="Προεπιλεγμένηγραμματοσειρά" style:family="text">
      <style:text-properties fo:language="el" fo:country="GR"/>
    </style:style>
    <style:style style:name="T214" style:parent-style-name="Προεπιλεγμένηγραμματοσειρά" style:family="text">
      <style:text-properties fo:language="el" fo:country="GR"/>
    </style:style>
    <style:style style:name="T215" style:parent-style-name="Προεπιλεγμένηγραμματοσειρά" style:family="text">
      <style:text-properties fo:language="el" fo:country="GR"/>
    </style:style>
    <style:style style:name="T216" style:parent-style-name="Προεπιλεγμένηγραμματοσειρά" style:family="text">
      <style:text-properties fo:language="el" fo:country="GR"/>
    </style:style>
    <style:style style:name="T217" style:parent-style-name="Προεπιλεγμένηγραμματοσειρά" style:family="text">
      <style:text-properties fo:language="el" fo:country="GR"/>
    </style:style>
    <style:style style:name="P218" style:parent-style-name="Standard" style:family="paragraph">
      <style:text-properties fo:language="el" fo:country="GR"/>
    </style:style>
    <style:style style:name="P219" style:parent-style-name="Standard" style:family="paragraph">
      <style:text-properties fo:language="el" fo:country="GR"/>
    </style:style>
    <style:style style:name="P220" style:parent-style-name="Standard" style:family="paragraph">
      <style:text-properties fo:language="el" fo:country="GR"/>
    </style:style>
    <style:style style:name="T221" style:parent-style-name="Προεπιλεγμένηγραμματοσειρά" style:family="text">
      <style:text-properties fo:language="el" fo:country="GR"/>
    </style:style>
    <style:style style:name="T222" style:parent-style-name="Προεπιλεγμένηγραμματοσειρά" style:family="text">
      <style:text-properties fo:language="el" fo:country="GR"/>
    </style:style>
    <style:style style:name="T223" style:parent-style-name="Προεπιλεγμένηγραμματοσειρά" style:family="text">
      <style:text-properties fo:language="el" fo:country="GR"/>
    </style:style>
    <style:style style:name="T224" style:parent-style-name="Προεπιλεγμένηγραμματοσειρά" style:family="text">
      <style:text-properties fo:language="el" fo:country="GR"/>
    </style:style>
    <style:style style:name="T225" style:parent-style-name="Προεπιλεγμένηγραμματοσειρά" style:family="text">
      <style:text-properties fo:font-style="italic" style:font-style-asian="italic" style:font-style-complex="italic" fo:language="el" fo:country="GR"/>
    </style:style>
    <style:style style:name="T226" style:parent-style-name="Προεπιλεγμένηγραμματοσειρά" style:family="text">
      <style:text-properties fo:language="el" fo:country="GR"/>
    </style:style>
    <style:style style:name="T227" style:parent-style-name="Προεπιλεγμένηγραμματοσειρά" style:family="text">
      <style:text-properties fo:language="el" fo:country="GR"/>
    </style:style>
    <style:style style:name="T228" style:parent-style-name="Προεπιλεγμένηγραμματοσειρά" style:family="text">
      <style:text-properties fo:language="el" fo:country="GR"/>
    </style:style>
    <style:style style:name="T229" style:parent-style-name="Προεπιλεγμένηγραμματοσειρά" style:family="text">
      <style:text-properties fo:language="el" fo:country="GR"/>
    </style:style>
    <style:style style:name="T230" style:parent-style-name="Προεπιλεγμένηγραμματοσειρά" style:family="text">
      <style:text-properties fo:language="el" fo:country="GR"/>
    </style:style>
    <style:style style:name="T231" style:parent-style-name="Προεπιλεγμένηγραμματοσειρά" style:family="text">
      <style:text-properties fo:language="el" fo:country="GR"/>
    </style:style>
    <style:style style:name="T232" style:parent-style-name="Προεπιλεγμένηγραμματοσειρά" style:family="text">
      <style:text-properties fo:language="el" fo:country="GR"/>
    </style:style>
    <style:style style:name="P233" style:parent-style-name="Standard" style:family="paragraph">
      <style:text-properties fo:language="el" fo:country="GR"/>
    </style:style>
    <style:style style:name="P234" style:parent-style-name="Standard" style:family="paragraph">
      <style:text-properties fo:language="el" fo:country="GR"/>
    </style:style>
    <style:style style:name="T235" style:parent-style-name="Προεπιλεγμένηγραμματοσειρά" style:family="text">
      <style:text-properties fo:language="el" fo:country="GR"/>
    </style:style>
    <style:style style:name="T236" style:parent-style-name="Προεπιλεγμένηγραμματοσειρά" style:family="text">
      <style:text-properties fo:language="el" fo:country="GR"/>
    </style:style>
    <style:style style:name="T237" style:parent-style-name="Προεπιλεγμένηγραμματοσειρά" style:family="text">
      <style:text-properties fo:language="el" fo:country="GR"/>
    </style:style>
    <style:style style:name="P238" style:parent-style-name="Standard" style:family="paragraph">
      <style:text-properties fo:language="el" fo:country="GR"/>
    </style:style>
    <style:style style:name="P239" style:parent-style-name="Standard" style:family="paragraph">
      <style:text-properties fo:language="el" fo:country="GR"/>
    </style:style>
    <style:style style:name="T240" style:parent-style-name="Προεπιλεγμένηγραμματοσειρά" style:family="text">
      <style:text-properties fo:language="el" fo:country="GR"/>
    </style:style>
    <style:style style:name="T241" style:parent-style-name="Προεπιλεγμένηγραμματοσειρά" style:family="text">
      <style:text-properties fo:language="el" fo:country="GR"/>
    </style:style>
    <style:style style:name="P242" style:parent-style-name="Standard" style:family="paragraph">
      <style:text-properties fo:language="el" fo:country="GR"/>
    </style:style>
    <style:style style:name="P243" style:parent-style-name="Standard" style:family="paragraph">
      <style:text-properties fo:language="el" fo:country="GR"/>
    </style:style>
    <style:style style:name="P244" style:parent-style-name="Standard" style:family="paragraph">
      <style:text-properties fo:language="el" fo:country="GR"/>
    </style:style>
    <style:style style:name="P245" style:parent-style-name="Standard" style:family="paragraph">
      <style:text-properties fo:language="el" fo:country="GR"/>
    </style:style>
    <style:style style:name="P246" style:parent-style-name="Standard" style:family="paragraph">
      <style:text-properties fo:language="el" fo:country="GR"/>
    </style:style>
  </office:automatic-styles>
  <office:body>
    <office:text text:use-soft-page-breaks="true">
      <text:p text:style-name="P1">Υποθέσεις: Υποθεσαμε οτι οι ιδιοι δυο αξιολογητες αξιολογουν ολες τις αιτησεις για μια θεση εργασιας.</text:p>
      <text:p text:style-name="P2">Κατασκευαστικές επιλογες: Επιλεξαμε να κανουμε drop τους πινακες οταν καναμε καποια αλλαγη, αντι του ALTER TABLE, λογω της πιο οργανωμενης εμφανισης του κωδικα, και την μικρη εκταση της βασης μας που το επετρεπε.</text:p>
      <text:p text:style-name="P3"/>
      <text:p text:style-name="P4">3.1.2.1</text:p>
      <text:p text:style-name="Standard"><text:span text:style-name="T5">Για αυτο το ερωτημα, αρχικα δημιουργησαμε εναν πινακα. Επειτα συμπεραναμε οτι ηταν αρκετη η επεκταση του πινακα<text:s/></text:span>applies<text:span text:style-name="T6">,<text:s/></text:span><text:span text:style-name="T7">ετσι ωστε να περιεχει την κατασταση της αιτησης. Τα υπολοιπα ζητουμενα της απαιτησης καλυπτονται μεσω<text:s/></text:span>triggers<text:span text:style-name="T8"><text:s/></text:span><text:span text:style-name="T9">και<text:s/></text:span>procedures<text:span text:style-name="T10"><text:s/></text:span><text:span text:style-name="T11">που θα δουμε παρακατω.</text:span><text:span text:style-name="T12"><text:line-break/></text:span></text:p>
      <text:p text:style-name="P13"><text:line-break/>3.1.2.2</text:p>
      <text:p text:style-name="Standard"><text:span text:style-name="T14">Σε αυτη την απαιτηση, σε πρωτη φαση επεκτειναμε τον πινακα<text:s/></text:span>job<text:span text:style-name="T15"><text:s/></text:span><text:span text:style-name="T16">ετσι ωστε να περιεχει δυο αξιολογητες οι οποιοι αξιολογουν την καθε θεση εργασιας.</text:span></text:p>
      <text:p text:style-name="Standard"><text:span text:style-name="T17">Ακομη, επρεπε να επεκτεινουμε τον πινακα<text:s/></text:span>applies<text:span text:style-name="T18"><text:s/></text:span><text:span text:style-name="T19">ετσι ωστε να περιεχει την ωρα που εγινε η αιτηση (</text:span>insertion<text:span text:style-name="T20">_</text:span>time<text:span text:style-name="T21">)</text:span><text:span text:style-name="T22">, με<text:s/></text:span>default<text:span text:style-name="T23"><text:s/></text:span><text:span text:style-name="T24">τιμη<text:s/></text:span>NOW<text:span text:style-name="T25">(),<text:s/></text:span><text:span text:style-name="T26">ετσι ωστε να αποθηκευεται αυτοματα η στιγμη που γινεται η αιτηση.</text:span></text:p>
      <text:p text:style-name="Standard"><text:span text:style-name="T27">Επρεπε να επεκτεινουμε περεταιρω τον πινακα βαζοντας τρεις βαθμολογιες (</text:span>grade<text:span text:style-name="T28">1,<text:s/></text:span>grade<text:span text:style-name="T29">2,<text:s/></text:span>total<text:span text:style-name="T30">_</text:span>grade<text:span text:style-name="T31">),<text:s/></text:span><text:span text:style-name="T32">στις οποιες αποθηκευονται οι βαθμολογιες του πρωτου και του δευτερου αξιολογητη, και ο συνολικος βαθμος για αυτη την αιτηση αντιστοιχα. Τα<text:s/></text:span>grade<text:span text:style-name="T33">1<text:s/></text:span><text:span text:style-name="T34">και<text:s/></text:span>grade<text:span text:style-name="T35">2<text:s/></text:span><text:span text:style-name="T36">εχουν<text:s/></text:span>default<text:span text:style-name="T37"><text:s/></text:span><text:span text:style-name="T38">τιμη το -1 για λογους ευκολιας στην υλοποιηση των επομενων ερωτηματων.</text:span></text:p>
      <text:p text:style-name="P39"/>
      <text:p text:style-name="P40">3.1.2.3</text:p>
      <text:p text:style-name="Standard"><text:span text:style-name="T41">Εδώ απλά φτιάξαμε έναν επιπλέον πίνακα, τον<text:s/></text:span><text:span text:style-name="T42">applications_history</text:span><text:span text:style-name="T43">, με τις κατάλληλες στήλες. Έπειτα βρήκαμε μια σελίδα που φτιάχνει<text:s/></text:span>csv<text:span text:style-name="T44"><text:s/></text:span><text:span text:style-name="T45">αρχεία και φτιάξαμε ένα αρχείο με 60.000 εγγραφέ</text:span><text:span text:style-name="T46">ς</text:span><text:span text:style-name="T47">, όπως λέει η εκφώνηση. Στην πορεία, φτιάξαμε άλλο ένα τέτοιο αρχείο 100.000 εγγραφών, <text:s/>για να φανεί η αποδοτικότητα των<text:s/></text:span>indexes<text:span text:style-name="T48">.</text:span><text:span text:style-name="T49"><text:s/>Μεγάλο πρόβλημα αντιμετωπίσαμε στο πώς θα διαβάζει τα αρχεία αυτά το πρόγραμμά μας. Καταλήξαμε, ότι το πιο απλό είναι να βάλουμε τα αρχεία αυτά στο<text:s/></text:span>directory<text:span text:style-name="T50"><text:s/></text:span><text:span text:style-name="T51">που αποθηκεύει η<text:s/></text:span>MySQL<text:span text:style-name="T52"><text:s/></text:span><text:span text:style-name="T53">την βάση δεδομένων μας. Τέλος με ένα απλό<text:s/></text:span>LOAD<text:span text:style-name="T54"><text:s/></text:span>DATA<text:span text:style-name="T55"><text:s/></text:span>IN<text:span text:style-name="T56"><text:s/></text:span>FILE<text:span text:style-name="T57"><text:s/></text:span><text:span text:style-name="T58">διαβάσαμε όλα τα δεδομένα.</text:span></text:p>
      <text:p text:style-name="P59"/>
      <text:p text:style-name="P60">3.1.2.4</text:p>
      <text:p text:style-name="Standard"><text:span text:style-name="T61">Για την υλοποίηση αυτού του ζητήματος φτιάξαμε έναν νέο πίνακα, τον<text:s/></text:span>dba<text:span text:style-name="T62">, ο οποίος είναι μια νέα κατηγορία<text:s/></text:span>user<text:span text:style-name="T63">.</text:span><text:span text:style-name="T64"><text:s/>Μετά τις εισαγωγές σε αυτόν τον πίνακα, πήγαμε χειροκίνητα και για τον καθένα από αυτούς τρέξαμε τις εντολές<text:s/></text:span>create<text:span text:style-name="T65"><text:s/></text:span><text:span text:style-name="T66">user, και grand all privileges , έτσι ώστε να αναγνωρίζονται όντως ως<text:s/></text:span>dba<text:span text:style-name="T67"><text:s/></text:span><text:span text:style-name="T68">από την<text:s/></text:span>MySQL<text:span text:style-name="T69">.</text:span><text:span text:style-name="T70"><text:s/>Η σκέψη μας αρχικά ήταν αυτό να μην γίνεται χειροκίνητα, αλλά αυτόματα με ένα trigger. Η σκέψη αυτή δεν δούλεψε καθώς προκύπταν προβλήματα, τα οποία δεν ξέραμε πως να λύσουμε. Τέλος<text:s/></text:span><text:span text:style-name="T71">φτιάξαμε και τον πίνακα</text:span><text:span text:style-name="T72"><text:s/></text:span>log<text:span text:style-name="T73">, στον οποίο θα αποθηκεύομε ποιοι χρήστες κάνουν αλλαγές, αλλά για χάριν ευκολίας δεν θα αποθηκεύουμε ούτε την κατάσταση του πίνακα πριν την αλλαγή, ούτε τον τροποποιημένο πίνακα. Το ζητούμενο<text:s/></text:span>trigger<text:span text:style-name="T74"><text:s/></text:span><text:span text:style-name="T75">υλοποιήθηκε ταυτόχρονα με αυτό το ερώτημα, αλλά η λειτουργία του θα περιγραφεί παρακάτω.</text:span></text:p>
      <text:p text:style-name="P76"/>
      <text:p text:style-name="P77"/>
      <text:p text:style-name="P78">3.1.3.1</text:p>
      <text:p text:style-name="Standard"><text:span text:style-name="T79">Για αυτο το<text:s/></text:span>stored<text:span text:style-name="T80"><text:s/></text:span>procedure<text:span text:style-name="T81"><text:s/>χρειαστηκε να φτιαξουμε δυο, ενα βοηθητικο για την αυτοματη βαθμολογηση σε περιπτωση που ο αξιολογητης αξιολογει τον συγκεκριμενο εργαζομενο και δεν εχει καταχωριστει ο βαθμος αξιολογησης (</text:span>auto<text:span text:style-name="T82">_</text:span>grading<text:span text:style-name="T83">), και ενα για τα υπολοιπα ζητουμενα<text:s/></text:span><text:soft-page-break/><text:span text:style-name="T84">(</text:span>evaluators<text:span text:style-name="T85">_</text:span>grade<text:span text:style-name="T86">).<text:s/></text:span><text:span text:style-name="T87">Θα μπορουσαμε να το υλοποιησουμε και σε ενα, αλλα αυτη η μεθοδος μας διευκολυνε, καθως “καθαρισε” αρκετα τον κωδικα.</text:span></text:p>
      <text:p text:style-name="P88"/>
      <text:p text:style-name="Standard"><text:span text:style-name="T89">Για το<text:s/></text:span>auto<text:span text:style-name="T90">_</text:span>grading<text:span text:style-name="T91">:</text:span></text:p>
      <text:p text:style-name="Standard"><text:span text:style-name="T92">Χρησιμοποιούμε εναν<text:s/></text:span>cursor<text:span text:style-name="T93"><text:s/>για να ελεγξουμε ολα τα πτυχια που εχει ενας εργαζομενος, και μεσα σε ενα<text:s/></text:span>while<text:span text:style-name="T94"><text:s/></text:span>loop<text:span text:style-name="T95"><text:s/>προσθετουμε τους βαθμους που αναλογουν για καθε πτυχιο. Μετα ελεγχουμε ποσα προτζεκτ εχει υλοποιησει ο εργαζομενος, προσθετοντας εναν βαθμο για καθε προτζεκτ, και εαν γνωριζει 2+ γλωσσες, προσθετουμε αλλον ενα.</text:span></text:p>
      <text:p text:style-name="Standard"><text:span text:style-name="T96">Για να δουμε ποσες γλωσσες ξερει, βρισκουμε το μηκος της θεσης<text:s/></text:span><text:span text:style-name="T97">lang</text:span><text:span text:style-name="T98"><text:s/></text:span><text:span text:style-name="T99">στην εγγραφη και το αφαιρουμε απο το μηκος της θεσης χωρις τα<text:s/></text:span><text:span text:style-name="T100">κόμματα<text:s/></text:span><text:span text:style-name="T101">. Ετσι, μας μενουν μονο τα κόμματα , οπου εφοσον καθε γλωσσα ειναι διαχωρισμενη με κομμα, ο αριθμος των κομμάτων ειναι ο αριθμος των γλωσσων -1. Αρα προσθετουμε 1 και παιρνουμε τον αριθμο των γλωσσων.</text:span></text:p>
      <text:p text:style-name="P102"/>
      <text:p text:style-name="Standard"><text:span text:style-name="T103">Για το<text:s/></text:span>evaluators<text:span text:style-name="T104">_</text:span>grade<text:span text:style-name="T105">:</text:span></text:p>
      <text:p text:style-name="Standard"><text:span text:style-name="T106">Αποθηκευουμε αρχικά σε μια μεταβλητη την τιμη του<text:s/></text:span>grade<text:span text:style-name="T107">1 απο τον πινακα<text:s/></text:span>applies<text:span text:style-name="T108">. Εαν η μεταβλητη μας εχει τιμη<text:s/></text:span>NULL<text:span text:style-name="T109"><text:s/>μετα την αναθεση<text:s/></text:span><text:span text:style-name="T110">(αρα ο<text:s/></text:span><text:span text:style-name="T111">evaluator</text:span><text:span text:style-name="T112"><text:s/>δεν ειναι ο<text:s/></text:span><text:span text:style-name="T113">evaluator</text:span><text:span text:style-name="T114">1)</text:span><text:span text:style-name="T115">, επαναλαμβανουμε την διαδικασια για την τιμη του<text:s/></text:span>grade<text:span text:style-name="T116">2.</text:span></text:p>
      <text:p text:style-name="Standard"><text:span text:style-name="T117">Μετα εαν η τιμη της μεταβλητης ειναι ακομα<text:s/></text:span>NULL<text:span text:style-name="T118">, ο συγκεκριμενος<text:s/></text:span>evaluator<text:span text:style-name="T119"><text:s/>δεν αξιολογει τον συγκεκριμενο εργαζομενο στην συγκεκριμενη δουλεια, και επιστρεφεται η τιμη 0.</text:span></text:p>
      <text:p text:style-name="Standard"><text:span text:style-name="T120">Αλλιως, εαν η μεταβλητη εχει τιμη -1<text:s/></text:span><text:span text:style-name="T121">(αρα βαθμολογει και δεν εχει καταχωρηθει βαθμολογια)<text:s/></text:span><text:span text:style-name="T122">καλειται το<text:s/></text:span>procedure<text:span text:style-name="T123"><text:s/></text:span>auto<text:span text:style-name="T124">_</text:span>grading<text:span text:style-name="T125"><text:s/>και επιστρεφεται η τιμη του.</text:span></text:p>
      <text:p text:style-name="P126">Τελος, εαν δεν ισχυει κατι απο τα παραπανω σημαινει πως ο αξιολογητης και αξιολογει, και εχει καταχωρησει βαθμολογια, και επιστρεφεται η βαθμολογια του.</text:p>
      <text:p text:style-name="P127"/>
      <text:p text:style-name="P128"/>
      <text:p text:style-name="P129"/>
      <text:p text:style-name="P130"/>
      <text:p text:style-name="P131"/>
      <text:p text:style-name="P132">3.1.3.2</text:p>
      <text:p text:style-name="Standard"><text:span text:style-name="T133">Για αυτο το ερωτημα δημιουργησαμε ενα<text:s/></text:span>procedure<text:span text:style-name="T134"><text:s/>(</text:span>application<text:span text:style-name="T135">_</text:span>handler<text:span text:style-name="T136">).</text:span></text:p>
      <text:p text:style-name="P137"/>
      <text:p text:style-name="Standard"><text:span text:style-name="T138">Στην περιπτωση που ο χρηστης εχει επιλεξει “</text:span>i<text:span text:style-name="T139">” , αποθηκευονται τα ονοματα των αξιολογητών για αυτη την θεση εργασιας σε δυο μεταβλητες.</text:span></text:p>
      <text:p text:style-name="Standard"><text:span text:style-name="T140">Επειτα, ελεγχονται, και εαν καποια μεταβλητη ειναι<text:s/></text:span>NULL<text:span text:style-name="T141"><text:s/></text:span><text:span text:style-name="T142">(αρα δεν εχει συμπληρωθεί ο αξιολογητής),</text:span><text:span text:style-name="T143"><text:s/>επιλεγεται τυχαια ενας αξιολογητής απο την ιδια εταιρεια που ειναι ο αλλος αξιολογητής.<text:s/></text:span><text:span text:style-name="T144">Δεν γινεται να μην εχει συμπληρωθει κανενας απο τους δυο αξιολογητες, καθως τουλαχιστον ο ενας απο αυτους ανακοινώνει την θεση εργασιας.</text:span></text:p>
      <text:p text:style-name="P145">Μετα την τυχον επιλογη αξιολογητή, δημιουργείται μια αιτηση για τον εργαζομενο που μας δινεται.</text:p>
      <text:p text:style-name="P146"/>
      <text:p text:style-name="Standard"><text:span text:style-name="T147">Στην περιπτωση που ο χρηστης εχει επιλεξει “</text:span>c<text:span text:style-name="T148">”, ελεγχεται εαν υπαρχει εργαζομενος με ενεργη αιτηση για αυτη την θεση εργασιας. Εαν υπαρχει, ενημερώνεται σε ακυρωμενη. Εαν οχι, εκτυπώνεται αντιστοιχο μηνυμα.</text:span></text:p>
      <text:p text:style-name="P149"/>
      <text:p text:style-name="Standard"><text:span text:style-name="T150">Τελος, εαν ο χρηστης εχει επιλεξει “</text:span>a<text:span text:style-name="T151">”, ελεγχεται εαν υπαρχει εργαζομενος με ακυρωμένη αιτηση για αυτη την θεση εργασιας. Εαν υπαρχει, ενημερώνεται σε ενεργη. Εαν οχι, εκτυπώνεται αντιστοιχο μηνυμα.</text:span></text:p>
      <text:p text:style-name="P152"/>
      <text:p text:style-name="P153"/>
      <text:p text:style-name="P154">3.1.3.3</text:p>
      <text:soft-page-break/>
      <text:p text:style-name="Standard"><text:span text:style-name="T155">Για αυτο το ερωτημα δημιουργησαμε δυο<text:s/></text:span>procedures<text:span text:style-name="T156">, <text:s/>ενα βοηθητικο <text:s/>(</text:span>final<text:span text:style-name="T157">_</text:span>grading<text:span text:style-name="T158">), και ενα που εκτελει ολες τις ενεργειες και καλει το βοηθητικο (</text:span>result<text:span text:style-name="T159">_</text:span>extraction<text:span text:style-name="T160">).</text:span></text:p>
      <text:p text:style-name="P161"/>
      <text:p text:style-name="P162"/>
      <text:p text:style-name="P163">Για το βοηθητικο, ελεγχουμε εαν η αιτηση με τα δεδομενα που παιρνει σαν εισοδο ειναι ακυρωμενη. Εαν ειναι, δεν γινεται τιποτα. Εαν δεν ειναι, σε περιπτωση που δεν εχει βαθμος απο καποιον αξιολογητη, υπολογιζονται με βαση τον πινακα και ενημερωνεται η εγγραφη. Πριν ολοκληρωθει, ανανεωνει τον πινακα ξανα, και ενημερώνει την τελικη βαθμολογια με τον μεσο ορο των βαθμολογιών των δυο αξιολογητών.</text:p>
      <text:p text:style-name="P164"/>
      <text:p text:style-name="Standard"><text:span text:style-name="T165">Για το<text:s/></text:span>result<text:span text:style-name="T166">_</text:span>extraction<text:span text:style-name="T167">, αρχικά δημιουργουμε ενα<text:s/></text:span>cursor<text:span text:style-name="T168"><text:s/>για τους εργαζομενους που εχουν κανει αιτηση για την συγκεκριμενη θεση εργασιας.</text:span></text:p>
      <text:p text:style-name="Standard"><text:span text:style-name="T169">Για καθε εργαζομενο, αποθηκευουμε ολα τα δεδομενα της αιτησης σε μεταβλητές, καλουμε το βοηθητικο για να παρουμε τα τελικα δεδομενα και τα κανουμε<text:s/></text:span>insert<text:span text:style-name="T170"><text:s/>στον πινακα<text:s/></text:span>applications<text:span text:style-name="T171">_</text:span>history<text:span text:style-name="T172">.</text:span></text:p>
      <text:p text:style-name="P173"/>
      <text:p text:style-name="P174">Μετα που θα αντιγραφουν ολα τα δεδομενα στον πινακα ιστορικου, θα επιλεξουμε τον εργαζομενο με τον μεγαλυτερο τελικο βαθμο και ενεργη αιτηση, και θα τον αποθηκευσουμε στην μεταβλητη εξοδου. Για να αποφυγουμε τυχον προβληματα σε περιπτωση ισοβαθμιας, επιλεγεται παντα ο εργαζομενος που εκανε την αιτηση πρωτος.</text:p>
      <text:p text:style-name="P175"/>
      <text:p text:style-name="Standard"><text:span text:style-name="T176">Τελος, διαγραφουμε ολες τις εγγραφες για αυτη την θεση εργασιας απο τον πινακα<text:s/></text:span>applies<text:span text:style-name="T177">.</text:span></text:p>
      <text:p text:style-name="P178"/>
      <text:p text:style-name="P179">3.1.3.4</text:p>
      <text:p text:style-name="Standard"><text:span text:style-name="T180">Η υλοποίηση των δύο αυτών<text:s/></text:span>StoredProcedures<text:span text:style-name="T181"><text:s/></text:span><text:span text:style-name="T182">ήταν τετριμμένη. <text:s/>Στην συνέχεια έφτιαξα<text:s/></text:span>indexes<text:span text:style-name="T183"><text:s/></text:span><text:span text:style-name="T184">για τις στήλες<text:s/></text:span>grade<text:span text:style-name="T185">,</text:span><text:span text:style-name="T186"><text:s/>evaluator_1, και<text:s/></text:span>evaluator<text:span text:style-name="T187">_</text:span><text:span text:style-name="T188">2. Υπήρξε η σκέψη να φτιαχτεί ένα μόνο σύνθετο<text:s/></text:span>indexe</text:p>
      <text:p text:style-name="Standard"><text:span text:style-name="T189">για τις στήλες evaluator_1, και<text:s/></text:span>evaluator<text:span text:style-name="T190">_</text:span><text:span text:style-name="T191">2, αλλά αυτό δεν συνέβαλλε θετικά στην μείωση του χρόνου εκτελέσεως των<text:s/></text:span>StoredProcedures<text:span text:style-name="T192">.</text:span><text:span text:style-name="T193"><text:s/></text:span><text:span text:style-name="T194">Για την καταγραφή του χρόνου θα χρησιμοποιήσουμε την εντολή<text:s/></text:span>show<text:span text:style-name="T195"><text:s/></text:span><text:span text:style-name="T196">profiles.</text:span></text:p>
      <text:p text:style-name="P197"/>
      <text:p text:style-name="P198"/>
      <text:p text:style-name="P199">3.1.4.1</text:p>
      <text:p text:style-name="Standard"><text:span text:style-name="T200">Η πραγμάτωση των ζητουμένων αυτού του ερωτήματος χρειαζόταν 6<text:s/></text:span>triggers<text:span text:style-name="T201">. Για κάθε έναν από τους πίνακες<text:s/></text:span><text:span text:style-name="T202"><text:s/></text:span>job<text:span text:style-name="T203">,<text:s/></text:span>user<text:span text:style-name="T204">,<text:s/></text:span>degree<text:span text:style-name="T205"><text:s/>έφτιαξα από 3<text:s/></text:span>triggers<text:span text:style-name="T206"><text:s/>για κάθε ενέργεια εισαγωγής, ενημέρωσης ή διαγραφής</text:span><text:span text:style-name="T207">. Ακολουθεί περιγραφή για ένα μόνο<text:s/></text:span>trigger<text:span text:style-name="T208"><text:s/>από τα 6, και η περιγραφή για τα υπόλοιπα είναι αντίστοιχη. Αρχικά, ένας από τους<text:s/></text:span>dba<text:span text:style-name="T209"><text:s/></text:span><text:span text:style-name="T210">χρήστες πρέπει να συνδεθεί στην βάση μας. Η εντολή<text:s/></text:span>USER<text:span text:style-name="T211">( )</text:span><text:span text:style-name="T212"><text:s/>μας επιστρέφει το όνομα του χρήστη που είναι συνδεδεμένος, ακολουθούμενο από @ και κάποια άλλα πράγματα, τα οποία δεν χρειαζόμαστε. Για να πάρουμε μόνο το όνομα του χρήστη εκτελούμε την εντολή<text:s/></text:span><text:span text:style-name="T213">SUBSTRING_INDEX(USER(),'@',1)</text:span><text:span text:style-name="T214">. Ύστερα ελέγχουμε αν ο χρήστης που είναι συνδεδεμένος δεν είναι ο<text:s/></text:span>root<text:span text:style-name="T215">,</text:span><text:span text:style-name="T216"><text:s/>και στην συνέχεια<text:s/></text:span><text:span text:style-name="T217">εισάγουμε τα στοιχεία του στον πίνακα log.</text:span></text:p>
      <text:p text:style-name="P218"/>
      <text:p text:style-name="P219"/>
      <text:p text:style-name="P220">3.1.4.2</text:p>
      <text:p text:style-name="Standard"><text:span text:style-name="T221">Η υλοποιηση αυτου του<text:s/></text:span>trigger<text:span text:style-name="T222"><text:s/>ηταν πολυ απλη, καθως απλα μετραει τον αριθμο των ενεργων αιτησεων του συγκεκριμενου εργαζομενου με μια<text:s/></text:span>select<text:span text:style-name="T223"><text:s/></text:span>count<text:span text:style-name="T224">(*) και αποθηκευει την ημερομηνια εναρξης της θεσης σε μια μεταβλητη (</text:span><text:span text:style-name="T225">για ευκολια αναγνωσης)</text:span><text:span text:style-name="T226">. Μετα υπαρχει ενα<text:s/></text:span>if<text:span text:style-name="T227"><text:s/>που ελεγχει εαν πληρουνται οι προϋποθέσεις, και εαν οχι, ακυρώνει το<text:s/></text:span>insert<text:span text:style-name="T228"><text:s/>(γιαυτο και<text:s/></text:span>before<text:span text:style-name="T229"><text:s/></text:span>insert<text:span text:style-name="T230">) και τυπώνει το απαραιτητο μηνυμα.</text:span></text:p>
      <text:p text:style-name="Standard"><text:span text:style-name="T231">Ο ελεγχος για τις ημερομηνιες γινεται με χρηση της συναρτησης<text:s/></text:span>DATEDIFF<text:span text:style-name="T232">.</text:span></text:p>
      <text:p text:style-name="P233"/>
      <text:soft-page-break/>
      <text:p text:style-name="P234">3.1.4.3</text:p>
      <text:p text:style-name="Standard"><text:span text:style-name="T235">Αυτο το<text:s/></text:span>trigger<text:span text:style-name="T236"><text:s/>ακολουθεί την ιδια λογικη με το προηγουμενο. Καλειται ΠΡΙΝ την ενημερωση στον πινακα<text:s/></text:span>applies<text:span text:style-name="T237">, και αποθηκευει τον αριθμο των ενεργων αιτησεων και την ημερομηνια εναρξης της θεσης.</text:span></text:p>
      <text:p text:style-name="P238">Μετα εαν ο χρηστης προσπαθει να ενεργοποιησει καποια ακυρωμενη εγγραφη και εχει 3 ηδη ενεργες, ακυρώνει την ενημερωση και εκτυπώνει αντιστοιχο μηνυμα.</text:p>
      <text:p text:style-name="P239">Εαν παλι, προσπαθει να ακυρώσει μια μη ακυρωμένη εγγραφη και η ημερομηνια εναρξης ειναι σε λιγοτερο απο 10 μερες, δεν το επιτρεπει, και τυπωνει αντιστοιχο μηνυμα.</text:p>
      <text:p text:style-name="Standard"><text:span text:style-name="T240">Ο ελεγχος των ημερομηνιών γινεται με χρηση της συναρτησης<text:s/></text:span>CURDATE<text:span text:style-name="T241">().</text:span></text:p>
      <text:p text:style-name="P242"/>
      <text:p text:style-name="P243"/>
      <text:p text:style-name="P244"/>
      <text:p text:style-name="P245"/>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ΜΕΝΕΓΑΤΟΣ ΑΓΓΕΛΟΣ</dc:creator>
    <meta:creation-date>2024-01-20T19:40:00Z</meta:creation-date>
    <dc:date>2024-01-21T12:19:00Z</dc:date>
    <meta:template xlink:href="Normal.dotm" xlink:type="simple"/>
    <meta:editing-cycles>6</meta:editing-cycles>
    <meta:editing-duration>PT13440S</meta:editing-duration>
    <meta:document-statistic meta:page-count="4" meta:paragraph-count="18" meta:word-count="1426" meta:character-count="9109" meta:row-count="64" meta:non-whitespace-character-count="7701"/>
  </office:meta>
</office:document-meta>
</file>